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P4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4pt" style:font-size-asian="14pt" style:font-size-complex="14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7" style:family="paragraph" style:parent-style-name="Heading_20_1">
      <style:paragraph-properties fo:margin-left="0.769cm" fo:margin-right="0.005cm" fo:text-align="start" style:justify-single-word="false" fo:text-indent="0.7cm" style:auto-text-indent="false"/>
      <style:text-properties fo:font-size="14pt" style:font-size-asian="14pt" style:font-size-complex="14pt"/>
    </style:style>
    <style:style style:name="P8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9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officeooo:rsid="00280ff8" officeooo:paragraph-rsid="00280ff8" style:font-size-asian="11pt" style:font-size-complex="11pt"/>
    </style:style>
    <style:style style:name="P10" style:family="paragraph" style:parent-style-name="Standard" style:list-style-name="L1">
      <style:paragraph-properties fo:margin-top="0cm" fo:margin-bottom="0cm" style:contextual-spacing="false" fo:line-height="108%"/>
      <style:text-properties fo:color="#000000" loext:opacity="100%" style:font-name="DejaVu Serif" fo:font-size="11pt" officeooo:rsid="00280ff8" officeooo:paragraph-rsid="00280ff8" style:font-size-asian="11pt" style:font-size-complex="11pt"/>
    </style:style>
    <style:style style:name="P11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officeooo:rsid="00283324" officeooo:paragraph-rsid="00283324" style:font-size-asian="11pt" style:font-size-complex="11pt"/>
    </style:style>
    <style:style style:name="P12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officeooo:rsid="00283324" officeooo:paragraph-rsid="002a12d0" style:font-size-asian="11pt" style:font-size-complex="11pt"/>
    </style:style>
    <style:style style:name="P13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officeooo:rsid="00283324" officeooo:paragraph-rsid="002b1bc7" style:font-size-asian="11pt" style:font-size-complex="11pt"/>
    </style:style>
    <style:style style:name="P14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fo:color="#002060" loext:opacity="100%" style:font-name="DejaVu Serif" fo:font-size="11pt" fo:font-weight="bold" style:font-size-asian="11pt" style:font-weight-asian="bold" style:font-size-complex="11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use-window-font-color="true" loext:opacity="0%" fo:font-size="14pt" fo:language="en" fo:country="US" fo:font-weight="bold" style:font-name-asian="Calibri1" style:font-size-asian="14pt" style:font-weight-asian="bold" style:font-size-complex="14pt"/>
    </style:style>
    <style:style style:name="T4" style:family="text">
      <style:text-properties fo:color="#000000" loext:opacity="100%" fo:font-size="14pt" fo:font-weight="bold" style:font-size-asian="14pt" style:font-weight-asian="bold" style:font-size-complex="14pt"/>
    </style:style>
    <style:style style:name="T5" style:family="text">
      <style:text-properties fo:color="#000000" loext:opacity="100%" style:font-name="Times New Roman" fo:font-weight="bold" style:font-weight-asian="bold" style:font-name-complex="Times New Roman1"/>
    </style:style>
    <style:style style:name="T6" style:family="text">
      <style:text-properties fo:color="#000000" loext:opacity="100%" style:font-name="Times New Roman" fo:font-weight="bold" officeooo:rsid="001a1e62" style:font-weight-asian="bold" style:font-name-complex="Times New Roman1"/>
    </style:style>
    <style:style style:name="T7" style:family="text">
      <style:text-properties fo:color="#000000" loext:opacity="100%" style:font-name="Times New Roman" fo:font-weight="bold" officeooo:rsid="002791a6" style:font-weight-asian="bold" style:font-name-complex="Times New Roman1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language="en" fo:country="US" fo:font-weight="bold" style:font-size-asian="14pt" style:font-weight-asian="bold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12d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337ee" style:font-weight-asian="normal" style:font-weight-complex="normal"/>
    </style:style>
    <style:style style:name="T15" style:family="text">
      <style:text-properties fo:font-weight="normal" officeooo:rsid="00283324" style:font-weight-asian="normal" style:font-weight-complex="normal"/>
    </style:style>
    <style:style style:name="T16" style:family="text">
      <style:text-properties fo:font-weight="normal" officeooo:rsid="002a12d0" style:font-weight-asian="normal" style:font-weight-complex="normal"/>
    </style:style>
    <style:style style:name="T17" style:family="text">
      <style:text-properties fo:font-weight="normal" officeooo:rsid="002b1bc7" style:font-weight-asian="normal" style:font-weight-complex="normal"/>
    </style:style>
    <style:style style:name="T18" style:family="text">
      <style:text-properties fo:font-weight="normal" officeooo:rsid="002b6b5e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5"><text:span text:style-name="T4">Курс: </text:span><text:span text:style-name="T3">JS</text:span><text:span text:style-name="T9"> Разработка интерфейса на </text:span><text:span text:style-name="T10">JavaScript</text:span></text:p>
      <text:p text:style-name="P6"><text:span text:style-name="T4">Дисциплина: </text:span><text:span text:style-name="T8">JavaScript - создание интерактивных web приложений</text:span></text:p>
      <text:p text:style-name="P4"/>
      <text:h text:style-name="P7" text:outline-level="1"><text:span text:style-name="T5">Домашнее задани</text:span><text:span text:style-name="T6">е</text:span><text:span text:style-name="T5">: </text:span><text:span text:style-name="T7">Машина состояний</text:span></text:h>
      <text:p text:style-name="P14">Задание</text:p>
      <text:p text:style-name="P9"><text:span text:style-name="T14">С</text:span><text:span text:style-name="T13">оздайте страницу, имитирующую работу автомата по приготовлению кофе, используя </text:span><text:span text:style-name="T11">State Machine</text:span><text:span text:style-name="T13"> как основу для построения алгоритма.</text:span></text:p>
      <text:p text:style-name="P9"><text:span text:style-name="T13">На странице должны быть:</text:span></text:p>
      <text:list xml:id="list2234693599" text:style-name="L1">
        <text:list-item>
          <text:p text:style-name="P10"><text:span text:style-name="T13">кнопки для выбора напитка </text:span><text:span text:style-name="T18">с разными названиями и стоимостью</text:span><text:span text:style-name="T13"> (эспрессо, американо, капуччино, латте, раф и т. д.);</text:span></text:p>
        </text:list-item>
        <text:list-item>
          <text:p text:style-name="P10"><text:span text:style-name="T13">дисплей автомата;</text:span></text:p>
        </text:list-item>
        <text:list-item>
          <text:p text:style-name="P10"><text:span text:style-name="T13">терминал для оплаты картой или QR;</text:span></text:p>
        </text:list-item>
        <text:list-item>
          <text:p text:style-name="P10"><text:span text:style-name="T13">приёмник монет и изображение монет </text:span><text:span text:style-name="T15">по 100 тнг</text:span><text:span text:style-name="T13"> недалеко от приемника;</text:span></text:p>
        </text:list-item>
        <text:list-item>
          <text:p text:style-name="P10"><text:span text:style-name="T13">лоток и кнопка для возврата сдачи;</text:span></text:p>
        </text:list-item>
        <text:list-item>
          <text:p text:style-name="P10"><text:span text:style-name="T13">зона приготовления кофе.</text:span></text:p>
        </text:list-item>
      </text:list>
      <text:p text:style-name="P9"><text:span text:style-name="T13"/></text:p>
      <text:p text:style-name="P9"><text:span text:style-name="T13"><text:tab/>1. </text:span><text:span text:style-name="T11">Ожидание</text:span><text:span text:style-name="T13">. В этом состоянии автомат подсвечивает все кнопки выбора и по нажатию любой из них переходит в следующее состояние. </text:span><text:span text:style-name="T15">Также работает кнопка возврата сдачи.</text:span></text:p>
      <text:p text:style-name="P9"><text:span text:style-name="T13"/></text:p>
      <text:p text:style-name="P9"><text:span text:style-name="T13"><text:tab/>2. </text:span><text:span text:style-name="T11">Оплата</text:span><text:span text:style-name="T13">. В этом состоянии загорается экран терминала оплаты с суммой, QR-кодом и приглашеним приложить карту или оплатить через QR. </text:span><text:span text:style-name="T15">Также подсвечивается монетоприёмник.</text:span><text:span text:style-name="T13"> </text:span><text:span text:style-name="T15">Кроме того, название напитка и сумма отображается на дисплее автомата.</text:span></text:p>
      <text:p text:style-name="P11"><text:span text:style-name="T16"><text:tab/></text:span><text:span text:style-name="T13">Клик на изображение монеты — это опускание монеты в приёмник автомата. На дисплее автомата появляется внесённая сумма. Как только внесённая сумма окажется равной или больше, чем стоимость напитка, автомат переходит в следующее состояние.</text:span></text:p>
      <text:p text:style-name="P11"><text:span text:style-name="T13"><text:tab/>Клик на кнопке «Оплатить» терминала оплаты означает оплату через терминал, автомат переходит в следующее состояние.</text:span></text:p>
      <text:p text:style-name="P11"><text:span text:style-name="T13"><text:tab/>Если в течение 1</text:span><text:span text:style-name="T16">0</text:span><text:span text:style-name="T13"> секунд не происходит оплаты или опускания монеты, автомат переходит обратно в предыдущее состояние.</text:span></text:p>
      <text:p text:style-name="P11"><text:span text:style-name="T13"/></text:p>
      <text:p text:style-name="P12"><text:span text:style-name="T13"><text:tab/>3. </text:span><text:span text:style-name="T11">Приготовление</text:span><text:span text:style-name="T13">. </text:span><text:span text:style-name="T16">Монетоприёмник и терминал гаснут.</text:span><text:span text:style-name="T13"> </text:span><text:span text:style-name="T16">В зоне приготовления появляется изображение стаканчика. Также реализуйте какую-нибудь анимацию в зоне приготовления. На дисплее автомата показывается прогресс-бар 0..100% и надпись «Готовлю » + название напитка.</text:span></text:p>
      <text:p text:style-name="P12"><text:span text:style-name="T16"><text:tab/>Приготовление идёт 15 секунд, после чего автомат переходит в следующее состояние.</text:span></text:p>
      <text:p text:style-name="P12"><text:span text:style-name="T16"/></text:p>
      <text:p text:style-name="P13"><text:span text:style-name="T16"><text:tab/>4. </text:span><text:span text:style-name="T12">Завершение</text:span><text:span text:style-name="T16">. В этом состоянии анимация приготовления прекращается, на дисплее появляется надпись: «Возьмите ваш напиток и не забудьте сдачу». Кнопка возврата сдачи подсвечена, по её нажатию в лотке сдачи появляется изображение монеты и сдача считается возвращенной. </text:span><text:span text:style-name="T17">По к</text:span><text:span text:style-name="T16">лик</text:span><text:span text:style-name="T17">у</text:span><text:span text:style-name="T16"> возвращённ</text:span><text:span text:style-name="T17">ая</text:span><text:span text:style-name="T16"> монет</text:span><text:span text:style-name="T17">а исчезает.</text:span></text:p>
      <text:p text:style-name="P13"><text:span text:style-name="T17"><text:tab/>По клику на стаканчик исчезает стаканчик, и автомат переходит в изначальное состояние.</text:span><text:span text:style-name="T1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use-window-font-color="true" loext:opacity="0%" fo:font-size="14pt" style:font-size-asian="14pt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16</meta:editing-cycles>
    <meta:creation-date>2022-01-19T04:04:00</meta:creation-date>
    <dc:date>2023-04-14T13:55:56.238686258</dc:date>
    <meta:editing-duration>PT33M15S</meta:editing-duration>
    <meta:generator>LibreOffice/7.3.6.2$Linux_X86_64 LibreOffice_project/30$Build-2</meta:generator>
    <meta:document-statistic meta:table-count="0" meta:image-count="1" meta:object-count="0" meta:page-count="1" meta:paragraph-count="25" meta:word-count="314" meta:character-count="2264" meta:non-whitespace-character-count="1969"/>
    <meta:user-defined meta:name="AppVersion">16.0000</meta:user-defined>
    <meta:template xlink:type="simple" xlink:actuate="onRequest" xlink:title="Normal" xlink:href=""/>
  </office:meta>
</office:document-meta>
</file>